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770" officeooo:paragraph-rsid="0018b7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erty Search Website</text:p>
      <text:p text:style-name="P1"/>
      <text:p text:style-name="P1">Home Page</text:p>
      <text:p text:style-name="P1">Search Bar</text:p>
      <text:p text:style-name="P1">Latest 3 listings in db (PostGreSQL</text:p>
      <text:p text:style-name="P1"/>
      <text:p text:style-name="P1">About</text:p>
      <text:p text:style-name="P1">Realtors</text:p>
      <text:p text:style-name="P1">Checkbox for seller of the month</text:p>
      <text:p text:style-name="P1">Listings Page</text:p>
      <text:p text:style-name="P1">Click more info to single listng page</text:p>
      <text:p text:style-name="P1">Multiple Images in a light box</text:p>
      <text:p text:style-name="P1">Data linked in an image</text:p>
      <text:p text:style-name="P1">Make an Inquiry form, Auto complete feature</text:p>
      <text:p text:style-name="P1"/>
      <text:p text:style-name="P1">Registering and Login, Authenticating</text:p>
      <text:p text:style-name="P1">Reccomendation system</text:p>
      <text:p text:style-name="P1">Messaging System</text:p>
      <text:p text:style-name="P1">Realtors, listings and Contacts, Publish and Unpublish material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0:11:42.199422097</meta:creation-date>
    <dc:date>2019-08-08T10:20:12.035667205</dc:date>
    <meta:editing-duration>PT8M30S</meta:editing-duration>
    <meta:editing-cycles>1</meta:editing-cycles>
    <meta:document-statistic meta:table-count="0" meta:image-count="0" meta:object-count="0" meta:page-count="1" meta:paragraph-count="16" meta:word-count="64" meta:character-count="406" meta:non-whitespace-character-count="358"/>
    <meta:generator>LibreOffice/6.0.7.3$Linux_X86_64 LibreOffice_project/00m0$Build-3</meta:generator>
  </office:meta>
</office:document-meta>
</file>